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9.476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0.811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1.732cm" fo:break-before="auto" style:use-optimal-row-height="false"/>
    </style:style>
    <style:style style:name="ro4" style:family="table-row">
      <style:table-row-properties style:row-height="2.127cm" fo:break-before="auto" style:use-optimal-row-height="fals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3.732cm" fo:break-before="auto" style:use-optimal-row-height="false"/>
    </style:style>
    <style:style style:name="ro7" style:family="table-row">
      <style:table-row-properties style:row-height="3.311cm" fo:break-before="auto" style:use-optimal-row-height="false"/>
    </style:style>
    <style:style style:name="ro8" style:family="table-row">
      <style:table-row-properties style:row-height="2.522cm" fo:break-before="auto" style:use-optimal-row-height="false"/>
    </style:style>
    <style:style style:name="ro9" style:family="table-row">
      <style:table-row-properties style:row-height="0.587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7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6372" table:default-cell-style-name="ce2"/>
        <table:table-row table:style-name="ro1">
          <table:table-cell table:style-name="ce1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Tom</text:p>
          </table:table-cell>
          <table:table-cell table:style-name="ce1" office:value-type="string" calcext:value-type="string">
            <text:p>Seb</text:p>
          </table:table-cell>
          <table:table-cell table:style-name="ce1"/>
          <table:table-cell table:style-name="ce4" table:number-columns-repeated="2"/>
          <table:table-cell table:style-name="ce5" office:value-type="string" calcext:value-type="string">
            <text:p>N°sujet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identifiant</text:p>
          </table:table-cell>
          <table:table-cell table:style-name="ce1" table:number-columns-repeated="1637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XTRACTION DE RELATIONS SÉMANTIQUES DANS WIKIPEDIA </text:p>
          </table:table-cell>
          <table:table-cell/>
          <table:table-cell table:style-name="ce7" office:value-type="string" calcext:value-type="string">
            <text:p>mathieu.lafourcade_n_2022-23 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HASSE AUX TRIANGLES DANS JEUXDEMOTS </text:p>
          </table:table-cell>
          <table:table-cell table:style-name="ce10" office:value-type="string" calcext:value-type="string">
            <text:p> <text:a xlink:href="https://cloud.lirmm.fr/index.php/s/kWV55XDJcHLtcgY" xlink:type="simple">https://cloud.lirmm.fr/index.php/s/kWV55XDJcHLtcgY</text:a>  </text:p>
          </table:table-cell>
          <table:table-cell table:style-name="ce7" office:value-type="string" calcext:value-type="string">
            <text:p>anne.laurent_n_2022-23 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RÉSOLUTION D'ANAPHORES / SCHÉMAS DE WINOGRAD AVEC ÉLÉMENTS DE COMPARAISONS </text:p>
          </table:table-cell>
          <table:table-cell/>
          <table:table-cell table:style-name="ce8" office:value-type="string" calcext:value-type="string">
            <text:p>pompidor_n_2022-23 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BOT DE GESTION DE CONNAISSANCES </text:p>
          </table:table-cell>
          <table:table-cell/>
          <table:table-cell table:style-name="ce8" office:value-type="string" calcext:value-type="string">
            <text:p>mathieu.lafourcade_1_2022-23 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RÉSOLUTION DES CORÉFÉRENCES PRONOMINALES </text:p>
          </table:table-cell>
          <table:table-cell office:value-type="string" calcext:value-type="string">
            <text:p><text:a xlink:href="http://www.lirmm.fr/~lafourcade/corefTER2018.pdf" xlink:type="simple">http://www.lirmm.fr/~lafourcade/corefTER2018.pdf</text:a></text:p>
          </table:table-cell>
          <table:table-cell table:style-name="ce8" office:value-type="string" calcext:value-type="string">
            <text:p>mathieu.lafourcade_2_2022-23 </text:p>
          </table:table-cell>
          <table:table-cell table:number-columns-repeated="16373"/>
        </table:table-row>
        <table:table-row table:style-name="ro2">
          <table:table-cell table:number-columns-repeated="5"/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Y -A-T-IL UN INTRUS ? </text:p>
          </table:table-cell>
          <table:table-cell/>
          <table:table-cell table:style-name="ce8" office:value-type="string" calcext:value-type="string">
            <text:p>mathieu.lafourcade_3_2022-23_2022-23 </text:p>
          </table:table-cell>
          <table:table-cell table:number-columns-repeated="16373"/>
        </table:table-row>
        <table:table-row table:style-name="ro2">
          <table:table-cell table:number-columns-repeated="5"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DÉCOUVERTE DE PATRONS SÉMANTIQUES </text:p>
          </table:table-cell>
          <table:table-cell/>
          <table:table-cell table:style-name="ce8" office:value-type="string" calcext:value-type="string">
            <text:p>mathieu.lafourcade_4_2022-23 </text:p>
          </table:table-cell>
          <table:table-cell table:number-columns-repeated="16373"/>
        </table:table-row>
        <table:table-row table:style-name="ro2">
          <table:table-cell table:number-columns-repeated="5"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RÉSOLUTION D'ANAPHORES / SCHÉMAS DE WINOGRAD AVEC ÉLÉMENTS DE COMPARAISONS </text:p>
          </table:table-cell>
          <table:table-cell/>
          <table:table-cell table:style-name="ce8" office:value-type="string" calcext:value-type="string">
            <text:p>pompidor_1_2022-23 </text:p>
          </table:table-cell>
          <table:table-cell table:number-columns-repeated="16373"/>
        </table:table-row>
        <table:table-row table:style-name="ro2">
          <table:table-cell table:number-columns-repeated="5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 IA (RENFORCEMENT) POUR LEEKWARS </text:p>
          </table:table-cell>
          <table:table-cell/>
          <table:table-cell table:style-name="ce8" office:value-type="string" calcext:value-type="string">
            <text:p>mathieu.lafourcade_5_2022-23 </text:p>
          </table:table-cell>
          <table:table-cell table:number-columns-repeated="16373"/>
        </table:table-row>
        <table:table-row table:style-name="ro2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IA (ALGO GÉNÉTIQUE) POUR LEEKWARS (BIS) </text:p>
          </table:table-cell>
          <table:table-cell/>
          <table:table-cell table:style-name="ce8" office:value-type="string" calcext:value-type="string">
            <text:p>mathieu.lafourcade_6_2022-23 </text:p>
          </table:table-cell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STRATÉGIES ET ALGORITHMES POUR RÉSOUDRE LE SOUS-PROBLÈME POUR LE PROBLÈME DE CUTTING-STOCK </text:p>
          </table:table-cell>
          <table:table-cell/>
          <table:table-cell table:style-name="ce6"/>
          <table:table-cell table:number-columns-repeated="16373"/>
        </table:table-row>
        <table:table-row table:style-name="ro2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OUTIL DE VISUALISATION D'HYPERGRAPHE </text:p>
          </table:table-cell>
          <table:table-cell/>
          <table:table-cell table:style-name="ce8" office:value-type="string" calcext:value-type="string">
            <text:p>rodolphe.giroudeau_2_2022-23 </text:p>
          </table:table-cell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« EXTRACT INTERFACES » : IMPLÉMENTATION DOPÉRATIONS DE REFACTORING EN JAVA </text:p>
          </table:table-cell>
          <table:table-cell table:style-name="ce8" office:value-type="string" calcext:value-type="string">
            <text:p><text:a xlink:href="https://seafile.lirmm.fr/f/787253a220b7491bb63e/" xlink:type="simple">https://seafile.lirmm.fr/f/787253a220b7491bb63e/</text:a> </text:p>
          </table:table-cell>
          <table:table-cell table:style-name="ce8" office:value-type="string" calcext:value-type="string">
            <text:p>huchard_1_2022-23 </text:p>
          </table:table-cell>
          <table:table-cell table:number-columns-repeated="16373"/>
        </table:table-row>
        <table:table-row table:style-name="ro2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MEMNEXT, PROTOTYPE DE MÉMOIRE AUGMENTÉE </text:p>
          </table:table-cell>
          <table:table-cell table:style-name="ce8" office:value-type="string" calcext:value-type="string">
            <text:p><text:a xlink:href="https://docs.google.com/document/d/1jazcOchDDafEoXn6qdDrtRXU8ifJqG5VW24l7KNbAbw/" xlink:type="simple">https://docs.google.com/document/d/1jazcOchDDafEoXn6qdDrtRXU8ifJqG5VW24l7KNbAbw/</text:a> </text:p>
          </table:table-cell>
          <table:table-cell table:style-name="ce8" office:value-type="string" calcext:value-type="string">
            <text:p>marianne.huchard-1_2022-23 </text:p>
          </table:table-cell>
          <table:table-cell table:number-columns-repeated="16373"/>
        </table:table-row>
        <table:table-row table:style-name="ro4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MISSIONS ROBOTIQUES AUTONOMES À GARANTIE DE PERFORMANCE : MISE EN UVRE PAR PROGRAMMATION PAR CONTRAINTES </text:p>
          </table:table-cell>
          <table:table-cell office:value-type="string" calcext:value-type="string">
            <text:p><text:a xlink:href="https://seafile.lirmm.fr/u/d/ffd829df27db44ca81f6/" xlink:type="simple">https://seafile.lirmm.fr/u/d/ffd829df27db44ca81f6/</text:a></text:p>
          </table:table-cell>
          <table:table-cell table:style-name="ce8" office:value-type="string" calcext:value-type="string">
            <text:p>crestani_1_2022-23 </text:p>
          </table:table-cell>
          <table:table-cell table:number-columns-repeated="16373"/>
        </table:table-row>
        <table:table-row table:style-name="ro5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JEU VR : INTERACTION COGNITIVE AVEC LES AGENTS </text:p>
          </table:table-cell>
          <table:table-cell/>
          <table:table-cell table:style-name="ce8" office:value-type="string" calcext:value-type="string">
            <text:p>croitoru_1_2022-23 </text:p>
          </table:table-cell>
          <table:table-cell table:number-columns-repeated="16373"/>
        </table:table-row>
        <table:table-row table:style-name="ro2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JEU D'INTERACTION AVEC QT ROBOT: PAPIER FEUILLE CISEAUX </text:p>
          </table:table-cell>
          <table:table-cell/>
          <table:table-cell table:style-name="ce8" office:value-type="string" calcext:value-type="string">
            <text:p>croitoru_2_2022-23 </text:p>
          </table:table-cell>
          <table:table-cell table:number-columns-repeated="16373"/>
        </table:table-row>
        <table:table-row table:style-name="ro5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JEU IA : ALGORITHMES GÉNÉTIQUES </text:p>
          </table:table-cell>
          <table:table-cell/>
          <table:table-cell table:style-name="ce8" office:value-type="string" calcext:value-type="string">
            <text:p>croitoru_3_2022-23 </text:p>
          </table:table-cell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PROGRAMMATION D'IA POUR JEU VIDEO À BASE D'APPRENTISSAGE PAR RENFORCEMENT </text:p>
          </table:table-cell>
          <table:table-cell office:value-type="string" calcext:value-type="string">
            <text:p><text:a xlink:href="https://blog.unity.com/technology/ml-agents-plays-dodgeball" xlink:type="simple">https://blog.unity.com/technology/ml-agents-plays-dodgeball</text:a></text:p>
          </table:table-cell>
          <table:table-cell table:style-name="ce8" office:value-type="string" calcext:value-type="string">
            <text:p>francois.scharffe_1_2022-23 </text:p>
          </table:table-cell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CONSTRUCTION DU GRAPHE DE CONNAISSANCE DE LA CONFÉRENCE SUR LES GRAPHES DE CONNAISSANCES </text:p>
          </table:table-cell>
          <table:table-cell/>
          <table:table-cell table:style-name="ce8" office:value-type="string" calcext:value-type="string">
            <text:p>francois.scharffe_2_2022-23 </text:p>
          </table:table-cell>
          <table:table-cell table:number-columns-repeated="16373"/>
        </table:table-row>
        <table:table-row table:style-name="ro2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ENERGY EFFICIENCY OF DATA MANAGEMENT ARCHITECTURES </text:p>
          </table:table-cell>
          <table:table-cell office:value-type="string" calcext:value-type="string">
            <text:p><text:a xlink:href="https://lechatpito.github.io/" xlink:type="simple">https://lechatpito.github.io/</text:a></text:p>
          </table:table-cell>
          <table:table-cell table:style-name="ce8" office:value-type="string" calcext:value-type="string">
            <text:p>francois.scharffe_3_2022-23 </text:p>
          </table:table-cell>
          <table:table-cell table:number-columns-repeated="16373"/>
        </table:table-row>
        <table:table-row table:style-name="ro5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ESPACE PERSONNEL DE DONNÉES </text:p>
          </table:table-cell>
          <table:table-cell office:value-type="string" calcext:value-type="string">
            <text:p><text:a xlink:href="https://solidproject.org/" xlink:type="simple">https://solidproject.org/</text:a></text:p>
          </table:table-cell>
          <table:table-cell table:style-name="ce8" office:value-type="string" calcext:value-type="string">
            <text:p>francois.scharffe_4_2022-23 </text:p>
          </table:table-cell>
          <table:table-cell table:number-columns-repeated="16373"/>
        </table:table-row>
        <table:table-row table:style-name="ro5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PARTITION DES GRAPHES BIPARTIS AYANT 2^K ARÊTES </text:p>
          </table:table-cell>
          <table:table-cell/>
          <table:table-cell table:style-name="ce8" office:value-type="string" calcext:value-type="string">
            <text:p>stephane.bessy_1_2022-23 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UNREAL GAME </text:p>
          </table:table-cell>
          <table:table-cell/>
          <table:table-cell table:style-name="ce6"/>
          <table:table-cell table:number-columns-repeated="16373"/>
        </table:table-row>
        <table:table-row table:style-name="ro2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COMPARAISON DASSEMBLAGES DE GÉNOMES PAR L'APPROCHE DE K-MER </text:p>
          </table:table-cell>
          <table:table-cell/>
          <table:table-cell table:style-name="ce8" office:value-type="string" calcext:value-type="string">
            <text:p>Anne-Muriel.Arigon_1_2022-23 </text:p>
          </table:table-cell>
          <table:table-cell table:number-columns-repeated="16373"/>
        </table:table-row>
        <table:table-row table:style-name="ro2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VISUALISATION DUN GRAPHE DE CONNAISSANCE AVEC D3.JS </text:p>
          </table:table-cell>
          <table:table-cell/>
          <table:table-cell table:style-name="ce8" office:value-type="string" calcext:value-type="string">
            <text:p> isabelle.mougenot1_2022-23 </text:p>
          </table:table-cell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CLAIMS AND TOPICS: MISE EN CORRESPONDANCE ENTRE DES FACT-CHECKS ET DES TOPICS (ICO) </text:p>
          </table:table-cell>
          <table:table-cell/>
          <table:table-cell table:style-name="ce8" office:value-type="string" calcext:value-type="string">
            <text:p>todorov_1_2022-23 </text:p>
          </table:table-cell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CLAIMS AND TWEETS: MISE EN CORRESPONDANCE DE CLAIMSKG ET TWEETSCOV19 (ICO) </text:p>
          </table:table-cell>
          <table:table-cell/>
          <table:table-cell table:style-name="ce8" office:value-type="string" calcext:value-type="string">
            <text:p>Todorov_2_2022-23 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table:style-name="ce2"/>
          <table:table-cell/>
          <table:table-cell table:style-name="ce6"/>
          <table:table-cell table:number-columns-repeated="16373"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table:style-name="ce2"/>
          <table:table-cell/>
          <table:table-cell table:style-name="ce6"/>
          <table:table-cell table:number-columns-repeated="16373"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1" calcext:value-type="float">
            <text:p>31</text:p>
          </table:table-cell>
          <table:table-cell table:style-name="ce2"/>
          <table:table-cell/>
          <table:table-cell table:style-name="ce6"/>
          <table:table-cell table:number-columns-repeated="16373"/>
        </table:table-row>
        <table:table-row table:style-name="ro2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ÉTUDE DES GESTES ET MOUVEMENTS DANS LE SPORT</text:p>
          </table:table-cell>
          <table:table-cell/>
          <table:table-cell table:style-name="ce8" office:value-type="string" calcext:value-type="string">
            <text:p>mountaz.hasoet_1_2022-23 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3" calcext:value-type="float">
            <text:p>33</text:p>
          </table:table-cell>
          <table:table-cell table:style-name="ce2"/>
          <table:table-cell/>
          <table:table-cell table:style-name="ce6"/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RÉSOLUTION DUN PUZZLE EN PRENANT EN COMPTE LA CONNAISSANCE ET LIGNORANCE DES AGENTS. </text:p>
          </table:table-cell>
          <table:table-cell/>
          <table:table-cell table:style-name="ce8" office:value-type="string" calcext:value-type="string">
            <text:p>christian.retore_1_2022-23 </text:p>
          </table:table-cell>
          <table:table-cell table:number-columns-repeated="16373"/>
        </table:table-row>
        <table:table-row table:style-name="ro6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QUE FONT LES ARCHITECTES LOGICIELS ? </text:p>
          </table:table-cell>
          <table:table-cell office:value-type="string" calcext:value-type="string">
            <text:p>https://www.lirmm.fr/~lafourcade/TERM1/SUJ2023/Architecte.pdf</text:p>
          </table:table-cell>
          <table:table-cell table:style-name="ce8" office:value-type="string" calcext:value-type="string">
            <text:p>Seriai_1_2022-23 </text:p>
          </table:table-cell>
          <table:table-cell table:number-columns-repeated="16373"/>
        </table:table-row>
        <table:table-row table:style-name="ro6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UN OUTIL POUR SIMPLIFIER LA DÉFINITION DES PIPELINES DEVOPS. </text:p>
          </table:table-cell>
          <table:table-cell office:value-type="string" calcext:value-type="string">
            <text:p>https://www.lirmm.fr/~lafourcade/TERM1/SUJ2023/DevOPs.pdf</text:p>
          </table:table-cell>
          <table:table-cell table:style-name="ce8" office:value-type="string" calcext:value-type="string">
            <text:p>Seriai_2_2022-23 </text:p>
          </table:table-cell>
          <table:table-cell table:number-columns-repeated="16373"/>
        </table:table-row>
        <table:table-row table:style-name="ro7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UN ENVIRONNEMENT INTELLIGENT POUR LA RÉSOLUTION DES ERREURS LIÉES AUX ENVIRONNEMENTS DE PROGRAMMATION : UNE APPROCHE BASÉE SUR L'APPRENTISSAGE AUTOMATIQUE </text:p>
          </table:table-cell>
          <table:table-cell office:value-type="string" calcext:value-type="string">
            <text:p>https://www.lirmm.fr/~lafourcade/TERM1/SUJ2023/IA-ML.pdf</text:p>
          </table:table-cell>
          <table:table-cell table:style-name="ce8" office:value-type="string" calcext:value-type="string">
            <text:p>Seriai_3_2022-23 </text:p>
          </table:table-cell>
          <table:table-cell table:number-columns-repeated="16373"/>
        </table:table-row>
        <table:table-row table:style-name="ro6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REMBOURSEMENT DE LA DETTE TECHNOLOGIQUE DUN LOGICIEL VIA SA MIGRATION AUTOMATIQUE : APPLICATION À LA MIGRATION DE RUBY VERS ANGULAR. </text:p>
          </table:table-cell>
          <table:table-cell office:value-type="string" calcext:value-type="string">
            <text:p>https://www.lirmm.fr/~lafourcade/TERM1/SUJ2023/RubyAngular.pdf</text:p>
          </table:table-cell>
          <table:table-cell table:style-name="ce8" office:value-type="string" calcext:value-type="string">
            <text:p>Seriai_4_2022-23 </text:p>
          </table:table-cell>
          <table:table-cell table:number-columns-repeated="16373"/>
        </table:table-row>
        <table:table-row table:style-name="ro6">
          <table:table-cell table:style-name="ce3"/>
          <table:table-cell table:number-columns-repeated="4"/>
          <table:table-cell table:style-name="Default" table:number-columns-repeated="2"/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ANALYSE, TRAITEMENT ET INTÉGRATION DE DONNÉES CLINIQUES POUR APPLICATIONS DANS LE DOMAINE HOSPITALIER </text:p>
          </table:table-cell>
          <table:table-cell office:value-type="string" calcext:value-type="string">
            <text:p>https://www.lirmm.fr/~lafourcade/TERM1/SUJ2023/ETL-Sante.pdf</text:p>
          </table:table-cell>
          <table:table-cell table:style-name="ce8" office:value-type="string" calcext:value-type="string">
            <text:p> Seriai_5_2022-23 </text:p>
          </table:table-cell>
          <table:table-cell table:number-columns-repeated="16373"/>
        </table:table-row>
        <table:table-row table:style-name="ro6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CYBER-SÉCURITÉ : QUELLES SONT LES FAILLES/VULNÉRABILITÉS DANS MON CODE MOBILE ? APPROCHE PAR APPRENTISSAGE AUTOMATIQUE </text:p>
          </table:table-cell>
          <table:table-cell office:value-type="string" calcext:value-type="string">
            <text:p>https://www.lirmm.fr/~lafourcade/TERM1/SUJ2023/Cybersecurite.pdf</text:p>
          </table:table-cell>
          <table:table-cell table:style-name="ce8" office:value-type="string" calcext:value-type="string">
            <text:p>Seriai_6_2022-23 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EMBODIMENT QTROBOT </text:p>
          </table:table-cell>
          <table:table-cell/>
          <table:table-cell table:style-name="ce6"/>
          <table:table-cell table:number-columns-repeated="16373"/>
        </table:table-row>
        <table:table-row table:style-name="ro4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AUTO-ENCODEUR POUR UNE ACQUISITION DE CONTRAINTES NEURO-SYMBOLIQUE </text:p>
          </table:table-cell>
          <table:table-cell table:style-name="ce8" office:value-type="string" calcext:value-type="string">
            <text:p>https://www.lirmm.fr/~lazaar/docs/sujet-ter2223.pdf </text:p>
          </table:table-cell>
          <table:table-cell table:style-name="ce8" office:value-type="string" calcext:value-type="string">
            <text:p>nadjib.lazaar_1_2022-23 </text:p>
          </table:table-cell>
          <table:table-cell table:number-columns-repeated="16373"/>
        </table:table-row>
        <table:table-row table:style-name="ro8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SYNCHRONISATION EFFICACE DES FICHIERS DISTANTS </text:p>
          </table:table-cell>
          <table:table-cell table:style-name="ce8" office:value-type="string" calcext:value-type="string">
            <text:p>https://www.lirmm.fr/~romashchen/stages/ter-sync-problem.pdf </text:p>
          </table:table-cell>
          <table:table-cell table:style-name="ce8" office:value-type="string" calcext:value-type="string">
            <text:p>andrei.romashchenko_1_2022-23 </text:p>
          </table:table-cell>
          <table:table-cell table:number-columns-repeated="16373"/>
        </table:table-row>
        <table:table-row table:style-name="ro8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4" calcext:value-type="float">
            <text:p>44</text:p>
          </table:table-cell>
          <table:table-cell table:style-name="ce8" office:value-type="string" calcext:value-type="string">
            <text:p>BENCHMARK MULTIMODAL </text:p>
          </table:table-cell>
          <table:table-cell table:style-name="ce8" office:value-type="string" calcext:value-type="string">
            <text:p> https://www.lirmm.fr/~bourreau/TER/FaciligoBenchmark.pdf </text:p>
          </table:table-cell>
          <table:table-cell table:style-name="ce8" office:value-type="string" calcext:value-type="string">
            <text:p>eric.bourreau_1_2022-23 </text:p>
          </table:table-cell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5" calcext:value-type="float">
            <text:p>45</text:p>
          </table:table-cell>
          <table:table-cell table:style-name="ce8" office:value-type="string" calcext:value-type="string">
            <text:p>UNE APPLICATION WEB POUR LA GESTION ET LANALYSE DES PRODUITS DE LA RECHERCHE DU LIRMM </text:p>
          </table:table-cell>
          <table:table-cell/>
          <table:table-cell table:style-name="ce8" office:value-type="string" calcext:value-type="string">
            <text:p>Abdoulaye.Gamatie_1_2022-23 </text:p>
          </table:table-cell>
          <table:table-cell table:number-columns-repeated="16373"/>
        </table:table-row>
        <table:table-row table:style-name="ro4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6" calcext:value-type="float">
            <text:p>46</text:p>
          </table:table-cell>
          <table:table-cell table:style-name="ce8" office:value-type="string" calcext:value-type="string">
            <text:p>RÉSOLUTION DE PROBLÈMES DE PAVAGE PAR GÉNÉRATION SOUS CONTRAINTES </text:p>
          </table:table-cell>
          <table:table-cell table:style-name="ce8" office:value-type="string" calcext:value-type="string">
            <text:p>https://seafile.lirmm.fr/f/ee71cabaae2a4de89a49/ </text:p>
          </table:table-cell>
          <table:table-cell table:style-name="ce8" office:value-type="string" calcext:value-type="string">
            <text:p> noura.faraj_1_2022-23 </text:p>
          </table:table-cell>
          <table:table-cell table:number-columns-repeated="16373"/>
        </table:table-row>
        <table:table-row table:style-name="ro4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GÉNÉRATION PROCÉDURALE ET RENDU DE FLORE SOUS-MARINE </text:p>
          </table:table-cell>
          <table:table-cell table:style-name="ce8" office:value-type="string" calcext:value-type="string">
            <text:p>https://seafile.lirmm.fr/f/fcab85d2a51947f49baf/ </text:p>
          </table:table-cell>
          <table:table-cell table:style-name="ce8" office:value-type="string" calcext:value-type="string">
            <text:p> noura.faraj_2_2022-23 </text:p>
          </table:table-cell>
          <table:table-cell table:number-columns-repeated="16373"/>
        </table:table-row>
        <table:table-row table:style-name="ro8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8" calcext:value-type="float">
            <text:p>48</text:p>
          </table:table-cell>
          <table:table-cell table:style-name="ce8" office:value-type="string" calcext:value-type="string">
            <text:p>JEUX BORNE DARCADE 1 </text:p>
          </table:table-cell>
          <table:table-cell table:style-name="ce8" office:value-type="string" calcext:value-type="string">
            <text:p>http://www.lirmm.fr/~nfaraj/files/TER/TER_jeu_arcade.pdf </text:p>
          </table:table-cell>
          <table:table-cell table:style-name="ce8" office:value-type="string" calcext:value-type="string">
            <text:p>noura.faraj_3_2022-23 </text:p>
          </table:table-cell>
          <table:table-cell table:number-columns-repeated="16373"/>
        </table:table-row>
        <table:table-row table:style-name="ro8">
          <table:table-cell table:style-name="ce3"/>
          <table:table-cell table:number-columns-repeated="4"/>
          <table:table-cell table:style-name="Default" table:number-columns-repeated="2"/>
          <table:table-cell office:value-type="float" office:value="49" calcext:value-type="float">
            <text:p>49</text:p>
          </table:table-cell>
          <table:table-cell table:style-name="ce8" office:value-type="string" calcext:value-type="string">
            <text:p>JEUX BORNE DARCADE 2 </text:p>
          </table:table-cell>
          <table:table-cell table:style-name="ce9" office:value-type="string" calcext:value-type="string">
            <text:p><text:a xlink:href="http://www/" xlink:type="simple">http://www</text:a>.lirmm.fr/~nfaraj/files/TER/TER_jeu_arcade.pdf</text:p>
          </table:table-cell>
          <table:table-cell table:style-name="ce8" office:value-type="string" calcext:value-type="string">
            <text:p>noura.faraj_4_2022-23 </text:p>
          </table:table-cell>
          <table:table-cell table:number-columns-repeated="16373"/>
        </table:table-row>
        <table:table-row table:style-name="ro5">
          <table:table-cell table:style-name="ce3"/>
          <table:table-cell table:number-columns-repeated="4"/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style-name="ce8" office:value-type="string" calcext:value-type="string">
            <text:p>OBSERVATOIRE STATISTIQUE DE FAKE NEWS </text:p>
          </table:table-cell>
          <table:table-cell/>
          <table:table-cell table:style-name="ce8" office:value-type="string" calcext:value-type="string">
            <text:p>todorov_4_2022-23 </text:p>
          </table:table-cell>
          <table:table-cell table:number-columns-repeated="16373"/>
        </table:table-row>
        <table:table-row table:style-name="ro5">
          <table:table-cell table:style-name="ce3"/>
          <table:table-cell table:number-columns-repeated="4"/>
          <table:table-cell table:style-name="Default" table:number-columns-repeated="2"/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DIFFÉRENTES EXPRESSIONS DE LA MÉTHODE DE PRIORITÉ </text:p>
          </table:table-cell>
          <table:table-cell/>
          <table:table-cell table:style-name="ce8" office:value-type="string" calcext:value-type="string">
            <text:p>Bruno.Durand_1_2022-23 </text:p>
          </table:table-cell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PROJET DE CONSTRUCTION DUN ENSEMBLE DE USER-STORIES ET DE SA LIGNE DE PRODUITS </text:p>
          </table:table-cell>
          <table:table-cell table:style-name="ce10" office:value-type="string" calcext:value-type="string">
            <text:p> <text:a xlink:href="https://docs.google.com/document/d/10EfbQVp5Qa8Jjr2dXqvLXuPx-Qm0RHBLdoU9qrkF5Hw/edit?usp=sharing" xlink:type="simple">https://docs.google.com/document/d/10EfbQVp5Qa8Jjr2dXqvLXuPx-Qm0RHBLdoU9qrkF5Hw/edit?usp=sharing</text:a> </text:p>
          </table:table-cell>
          <table:table-cell table:style-name="ce8" office:value-type="string" calcext:value-type="string">
            <text:p>thomas.georges_1_2022-23 </text:p>
          </table:table-cell>
          <table:table-cell table:number-columns-repeated="16373"/>
        </table:table-row>
        <table:table-row table:style-name="ro5">
          <table:table-cell table:style-name="ce3"/>
          <table:table-cell table:number-columns-repeated="4"/>
          <table:table-cell table:style-name="Default" table:number-columns-repeated="2"/>
          <table:table-cell office:value-type="float" office:value="53" calcext:value-type="float">
            <text:p>53</text:p>
          </table:table-cell>
          <table:table-cell table:style-name="ce7" office:value-type="string" calcext:value-type="string">
            <text:p>DÉVELOPPEMENT D'UN JEU VIDÉO POINT &amp; CLICK </text:p>
          </table:table-cell>
          <table:table-cell table:style-name="ce3"/>
          <table:table-cell table:style-name="ce8" office:value-type="string" calcext:value-type="string">
            <text:p>noura.faraj_5_2022-23 </text:p>
          </table:table-cell>
          <table:table-cell table:style-name="ce7"/>
          <table:table-cell table:number-columns-repeated="16372"/>
        </table:table-row>
        <table:table-row table:style-name="ro2">
          <table:table-cell table:style-name="ce3"/>
          <table:table-cell table:number-columns-repeated="4"/>
          <table:table-cell table:style-name="Default" table:number-columns-repeated="2"/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VISPACE V2 : VISUALISATION MULTIDIMENSIONNELLE DE DONNÉES DES ÉTOILES </text:p>
          </table:table-cell>
          <table:table-cell table:style-name="ce10" office:value-type="string" calcext:value-type="string">
            <text:p> <text:a xlink:href="https://www.lirmm.fr/~rodrigue/aramon/visu.html" xlink:type="simple">https://www.lirmm.fr/~rodrigue/aramon/visu.html</text:a> </text:p>
          </table:table-cell>
          <table:table-cell table:style-name="ce8" office:value-type="string" calcext:value-type="string">
            <text:p>Nancy.Rodriguez_1_2022-23 </text:p>
          </table:table-cell>
          <table:table-cell table:number-columns-repeated="16373"/>
        </table:table-row>
        <table:table-row table:style-name="ro5">
          <table:table-cell table:style-name="ce3"/>
          <table:table-cell table:number-columns-repeated="4"/>
          <table:table-cell table:style-name="Default" table:number-columns-repeated="2"/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AMUSONS-NOUS AVEC DES IMAGES ! </text:p>
          </table:table-cell>
          <table:table-cell/>
          <table:table-cell table:style-name="ce8" office:value-type="string" calcext:value-type="string">
            <text:p>pascal.poncelet_2022-23 </text:p>
          </table:table-cell>
          <table:table-cell table:number-columns-repeated="16373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56" calcext:value-type="float">
            <text:p>56</text:p>
          </table:table-cell>
          <table:table-cell table:style-name="ce7" office:value-type="string" calcext:value-type="string">
            <text:p>SIMULATION DUN ÉCOSYSTÈME PEUPLÉ DE CRÉATURES DANS UN ENVIRONNEMENT 3D </text:p>
          </table:table-cell>
          <table:table-cell/>
          <table:table-cell table:style-name="ce8" office:value-type="string" calcext:value-type="string">
            <text:p>marc.hartley_1_2022-23  </text:p>
          </table:table-cell>
          <table:table-cell table:style-name="ce7"/>
          <table:table-cell table:number-columns-repeated="16372"/>
        </table:table-row>
        <table:table-row table:style-name="ro3">
          <table:table-cell table:style-name="ce3"/>
          <table:table-cell table:number-columns-repeated="4"/>
          <table:table-cell table:style-name="Default" table:number-columns-repeated="2"/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RECONSTRUCTION 3D D'OBJETS À PARTIR D'IMAGES 2D PAR PHOTOGRAMMÉTRIE ET IMPRESSION 3D </text:p>
          </table:table-cell>
          <table:table-cell/>
          <table:table-cell table:style-name="ce8" office:value-type="string" calcext:value-type="string">
            <text:p>noura.faraj_6_2022-23 </text:p>
          </table:table-cell>
          <table:table-cell table:style-name="ce7"/>
          <table:table-cell table:number-columns-repeated="16372"/>
        </table:table-row>
        <table:table-row table:style-name="ro9" table:number-rows-repeated="9">
          <table:table-cell table:style-name="ce3"/>
          <table:table-cell table:number-columns-repeated="16383"/>
        </table:table-row>
        <table:table-row table:style-name="ro9" table:number-rows-repeated="104850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Feuille2" table:style-name="ta1">
        <office:forms form:automatic-focus="false" form:apply-design-mode="false"/>
        <table:table-column table:style-name="co5" table:default-cell-style-name="ce12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" table:default-cell-style-name="Default"/>
        <table:table-column table:style-name="co1" table:number-columns-repeated="16378" table:default-cell-style-name="ce13"/>
        <table:table-row table:style-name="ro1">
          <table:table-cell table:style-name="ce11" office:value-type="string" calcext:value-type="string">
            <text:p>choix</text:p>
          </table:table-cell>
          <table:table-cell table:style-name="ce2" office:value-type="string" calcext:value-type="string">
            <text:p>enoncé</text:p>
          </table:table-cell>
          <table:table-cell table:style-name="ce6" office:value-type="string" calcext:value-type="string">
            <text:p>identifiant</text:p>
          </table:table-cell>
          <table:table-cell table:style-name="ce2" office:value-type="string" calcext:value-type="string">
            <text:p>intérêt</text:p>
          </table:table-cell>
          <table:table-cell office:value-type="string" calcext:value-type="string">
            <text:p>remarques</text:p>
          </table:table-cell>
          <table:table-cell table:number-columns-repeated="16379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7" office:value-type="string" calcext:value-type="string">
            <text:p>ANALYSE, TRAITEMENT ET INTÉGRATION DE DONNÉES CLINIQUES POUR APPLICATIONS DANS LE DOMAINE HOSPITALIER </text:p>
          </table:table-cell>
          <table:table-cell table:style-name="ce7" office:value-type="string" calcext:value-type="string">
            <text:p> Seriai_5_2022-23 </text:p>
          </table:table-cell>
          <table:table-cell table:style-name="ce2" office:value-type="string" calcext:value-type="string">
            <text:p>?</text:p>
          </table:table-cell>
          <table:table-cell table:number-columns-repeated="16380"/>
        </table:table-row>
        <table:table-row table:style-name="ro5">
          <table:table-cell table:style-name="ce6" office:value-type="float" office:value="47" calcext:value-type="float">
            <text:p>47</text:p>
          </table:table-cell>
          <table:table-cell table:style-name="ce7" office:value-type="string" calcext:value-type="string">
            <text:p>GÉNÉRATION PROCÉDURALE ET RENDU DE FLORE SOUS-MARINE </text:p>
          </table:table-cell>
          <table:table-cell table:style-name="ce7" office:value-type="string" calcext:value-type="string">
            <text:p> noura.faraj_2_2022-23 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 IA (RENFORCEMENT) POUR LEEKWARS </text:p>
          </table:table-cell>
          <table:table-cell table:style-name="ce7" office:value-type="string" calcext:value-type="string">
            <text:p>mathieu.lafourcade_5_2022-23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5">
          <table:table-cell table:style-name="ce6" office:value-type="float" office:value="19" calcext:value-type="float">
            <text:p>19</text:p>
          </table:table-cell>
          <table:table-cell table:style-name="ce7" office:value-type="string" calcext:value-type="string">
            <text:p>PROGRAMMATION D'IA POUR JEU VIDEO À BASE D'APPRENTISSAGE PAR RENFORCEMENT </text:p>
          </table:table-cell>
          <table:table-cell table:style-name="ce7" office:value-type="string" calcext:value-type="string">
            <text:p>francois.scharffe_1_2022-23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7" office:value-type="string" calcext:value-type="string">
            <text:p>ESPACE PERSONNEL DE DONNÉES </text:p>
          </table:table-cell>
          <table:table-cell table:style-name="ce7" office:value-type="string" calcext:value-type="string">
            <text:p>francois.scharffe_4_2022-23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7" office:value-type="string" calcext:value-type="string">
            <text:p>CYBER-SÉCURITÉ : QUELLES SONT LES FAILLES/VULNÉRABILITÉS DANS MON CODE MOBILE ? APPROCHE PAR APPRENTISSAGE AUTOMATIQUE </text:p>
          </table:table-cell>
          <table:table-cell table:style-name="ce7" office:value-type="string" calcext:value-type="string">
            <text:p>Seriai_6_2022-23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7" office:value-type="string" calcext:value-type="string">
            <text:p>JEUX BORNE DARCADE 1 </text:p>
          </table:table-cell>
          <table:table-cell table:style-name="ce7" office:value-type="string" calcext:value-type="string">
            <text:p>noura.faraj_3_2022-23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7" office:value-type="string" calcext:value-type="string">
            <text:p>JEUX BORNE DARCADE 2 </text:p>
          </table:table-cell>
          <table:table-cell table:style-name="ce7" office:value-type="string" calcext:value-type="string">
            <text:p>noura.faraj_4_2022-23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7" office:value-type="string" calcext:value-type="string">
            <text:p>AMUSONS-NOUS AVEC DES IMAGES ! </text:p>
          </table:table-cell>
          <table:table-cell table:style-name="ce7" office:value-type="string" calcext:value-type="string">
            <text:p>pascal.poncelet_2022-23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BOT DE GESTION DE CONNAISSANCES </text:p>
          </table:table-cell>
          <table:table-cell table:style-name="ce7" office:value-type="string" calcext:value-type="string">
            <text:p>mathieu.lafourcade_1_2022-23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« EXTRACT INTERFACES » : IMPLÉMENTATION DOPÉRATIONS DE REFACTORING EN JAVA </text:p>
          </table:table-cell>
          <table:table-cell table:style-name="ce7" office:value-type="string" calcext:value-type="string">
            <text:p>huchard_1_2022-23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JEU D'INTERACTION AVEC QT ROBOT: PAPIER FEUILLE CISEAUX </text:p>
          </table:table-cell>
          <table:table-cell table:style-name="ce7" office:value-type="string" calcext:value-type="string">
            <text:p>croitoru_2_2022-23 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naissant la prof on sera paumés sur ce qu’il faut faire ^^’</text:p>
          </table:table-cell>
          <table:table-cell table:number-columns-repeated="1637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JEU IA : ALGORITHMES GÉNÉTIQUES </text:p>
          </table:table-cell>
          <table:table-cell table:style-name="ce7" office:value-type="string" calcext:value-type="string">
            <text:p>croitoru_3_2022-23 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naissant la prof on sera paumés sur ce qu’il faut faire ^^’</text:p>
          </table:table-cell>
          <table:table-cell table:number-columns-repeated="1637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7" office:value-type="string" calcext:value-type="string">
            <text:p>PARTITION DES GRAPHES BIPARTIS AYANT 2^K ARÊTES </text:p>
          </table:table-cell>
          <table:table-cell table:style-name="ce7" office:value-type="string" calcext:value-type="string">
            <text:p>stephane.bessy_1_2022-23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6" office:value-type="float" office:value="32" calcext:value-type="float">
            <text:p>32</text:p>
          </table:table-cell>
          <table:table-cell table:style-name="ce3" office:value-type="string" calcext:value-type="string">
            <text:p>ÉTUDE DES GESTES ET MOUVEMENTS DANS LE SPORT</text:p>
          </table:table-cell>
          <table:table-cell table:style-name="ce7" office:value-type="string" calcext:value-type="string">
            <text:p>mountaz.hasoet_1_2022-23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0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7" office:value-type="string" calcext:value-type="string">
            <text:p>UN ENVIRONNEMENT INTELLIGENT POUR LA RÉSOLUTION DES ERREURS LIÉES AUX ENVIRONNEMENTS DE PROGRAMMATION : UNE APPROCHE BASÉE SUR L'APPRENTISSAGE AUTOMATIQUE </text:p>
          </table:table-cell>
          <table:table-cell table:style-name="ce7" office:value-type="string" calcext:value-type="string">
            <text:p>Seriai_3_2022-23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7" office:value-type="string" calcext:value-type="string">
            <text:p>REMBOURSEMENT DE LA DETTE TECHNOLOGIQUE DUN LOGICIEL VIA SA MIGRATION AUTOMATIQUE : APPLICATION À LA MIGRATION DE RUBY VERS ANGULAR. </text:p>
          </table:table-cell>
          <table:table-cell table:style-name="ce7" office:value-type="string" calcext:value-type="string">
            <text:p>Seriai_4_2022-23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7" office:value-type="string" calcext:value-type="string">
            <text:p>SYNCHRONISATION EFFICACE DES FICHIERS DISTANTS </text:p>
          </table:table-cell>
          <table:table-cell table:style-name="ce7" office:value-type="string" calcext:value-type="string">
            <text:p>andrei.romashchenko_1_2022-23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6" office:value-type="float" office:value="54" calcext:value-type="float">
            <text:p>54</text:p>
          </table:table-cell>
          <table:table-cell table:style-name="ce7" office:value-type="string" calcext:value-type="string">
            <text:p>VISPACE V2 : VISUALISATION MULTIDIMENSIONNELLE DE DONNÉES DES ÉTOILES </text:p>
          </table:table-cell>
          <table:table-cell table:style-name="ce7" office:value-type="string" calcext:value-type="string">
            <text:p>Nancy.Rodriguez_1_2022-23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MEMNEXT, PROTOTYPE DE MÉMOIRE AUGMENTÉE </text:p>
          </table:table-cell>
          <table:table-cell table:style-name="ce7" office:value-type="string" calcext:value-type="string">
            <text:p>marianne.huchard-1_2022-23 </text:p>
          </table:table-cell>
          <table:table-cell table:style-name="ce2" office:value-type="float" office:value="-0.5" calcext:value-type="float">
            <text:p>-0,5</text:p>
          </table:table-cell>
          <table:table-cell office:value-type="string" calcext:value-type="string">
            <text:p>pas compris</text:p>
          </table:table-cell>
          <table:table-cell table:number-columns-repeated="16379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7" office:value-type="string" calcext:value-type="string">
            <text:p>QUE FONT LES ARCHITECTES LOGICIELS ? </text:p>
          </table:table-cell>
          <table:table-cell table:style-name="ce7" office:value-type="string" calcext:value-type="string">
            <text:p>Seriai_1_2022-23 </text:p>
          </table:table-cell>
          <table:table-cell table:style-name="ce2" office:value-type="float" office:value="-0.5" calcext:value-type="float">
            <text:p>-0,5</text:p>
          </table:table-cell>
          <table:table-cell office:value-type="string" calcext:value-type="string">
            <text:p>pas compris</text:p>
          </table:table-cell>
          <table:table-cell table:number-columns-repeated="16379"/>
        </table:table-row>
        <table:table-row table:style-name="ro5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UN OUTIL POUR SIMPLIFIER LA DÉFINITION DES PIPELINES DEVOPS. </text:p>
          </table:table-cell>
          <table:table-cell table:style-name="ce7" office:value-type="string" calcext:value-type="string">
            <text:p>Seriai_2_2022-23 </text:p>
          </table:table-cell>
          <table:table-cell table:style-name="ce2" office:value-type="float" office:value="-0.5" calcext:value-type="float">
            <text:p>-0,5</text:p>
          </table:table-cell>
          <table:table-cell office:value-type="string" calcext:value-type="string">
            <text:p>pas compris</text:p>
          </table:table-cell>
          <table:table-cell table:number-columns-repeated="16379"/>
        </table:table-row>
        <table:table-row table:style-name="ro5">
          <table:table-cell table:style-name="ce6" office:value-type="float" office:value="46" calcext:value-type="float">
            <text:p>46</text:p>
          </table:table-cell>
          <table:table-cell table:style-name="ce7" office:value-type="string" calcext:value-type="string">
            <text:p>RÉSOLUTION DE PROBLÈMES DE PAVAGE PAR GÉNÉRATION SOUS CONTRAINTES </text:p>
          </table:table-cell>
          <table:table-cell table:style-name="ce7" office:value-type="string" calcext:value-type="string">
            <text:p> noura.faraj_1_2022-23 </text:p>
          </table:table-cell>
          <table:table-cell table:style-name="ce2" office:value-type="float" office:value="-0.5" calcext:value-type="float">
            <text:p>-0,5</text:p>
          </table:table-cell>
          <table:table-cell office:value-type="string" calcext:value-type="string">
            <text:p>pas compris</text:p>
          </table:table-cell>
          <table:table-cell table:number-columns-repeated="16379"/>
        </table:table-row>
        <table:table-row table:style-name="ro5">
          <table:table-cell table:style-name="ce6" office:value-type="float" office:value="52" calcext:value-type="float">
            <text:p>52</text:p>
          </table:table-cell>
          <table:table-cell table:style-name="ce7" office:value-type="string" calcext:value-type="string">
            <text:p>PROJET DE CONSTRUCTION DUN ENSEMBLE DE USER-STORIES ET DE SA LIGNE DE PRODUITS </text:p>
          </table:table-cell>
          <table:table-cell table:style-name="ce7" office:value-type="string" calcext:value-type="string">
            <text:p>thomas.georges_1_2022-23 </text:p>
          </table:table-cell>
          <table:table-cell table:style-name="ce2" office:value-type="float" office:value="-0.5" calcext:value-type="float">
            <text:p>-0,5</text:p>
          </table:table-cell>
          <table:table-cell office:value-type="string" calcext:value-type="string">
            <text:p>pas compris</text:p>
          </table:table-cell>
          <table:table-cell table:number-columns-repeated="16379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MISSIONS ROBOTIQUES AUTONOMES À GARANTIE DE PERFORMANCE : MISE EN UVRE PAR PROGRAMMATION PAR CONTRAINTES </text:p>
          </table:table-cell>
          <table:table-cell table:style-name="ce7" office:value-type="string" calcext:value-type="string">
            <text:p>crestani_1_2022-23 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380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JEU VR : INTERACTION COGNITIVE AVEC LES AGENTS </text:p>
          </table:table-cell>
          <table:table-cell table:style-name="ce7" office:value-type="string" calcext:value-type="string">
            <text:p>croitoru_1_2022-23 </text:p>
          </table:table-cell>
          <table:table-cell table:style-name="ce2" office:value-type="float" office:value="-1" calcext:value-type="float">
            <text:p>-1</text:p>
          </table:table-cell>
          <table:table-cell office:value-type="string" calcext:value-type="string">
            <text:p>connaissant la prof on sera paumés sur ce qu’il faut faire ^^’</text:p>
          </table:table-cell>
          <table:table-cell table:number-columns-repeated="16379"/>
        </table:table-row>
        <table:table-row table:style-name="ro5">
          <table:table-cell table:style-name="ce6" office:value-type="float" office:value="21" calcext:value-type="float">
            <text:p>21</text:p>
          </table:table-cell>
          <table:table-cell table:style-name="ce7" office:value-type="string" calcext:value-type="string">
            <text:p>ENERGY EFFICIENCY OF DATA MANAGEMENT ARCHITECTURES </text:p>
          </table:table-cell>
          <table:table-cell table:style-name="ce7" office:value-type="string" calcext:value-type="string">
            <text:p>francois.scharffe_3_2022-23 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380"/>
        </table:table-row>
        <table:table-row table:style-name="ro5">
          <table:table-cell table:style-name="ce6" office:value-type="float" office:value="25" calcext:value-type="float">
            <text:p>25</text:p>
          </table:table-cell>
          <table:table-cell table:style-name="ce7" office:value-type="string" calcext:value-type="string">
            <text:p>COMPARAISON DASSEMBLAGES DE GÉNOMES PAR L'APPROCHE DE K-MER </text:p>
          </table:table-cell>
          <table:table-cell table:style-name="ce7" office:value-type="string" calcext:value-type="string">
            <text:p>Anne-Muriel.Arigon_1_2022-23 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380"/>
        </table:table-row>
        <table:table-row table:style-name="ro5">
          <table:table-cell table:style-name="ce6" office:value-type="float" office:value="26" calcext:value-type="float">
            <text:p>26</text:p>
          </table:table-cell>
          <table:table-cell table:style-name="ce7" office:value-type="string" calcext:value-type="string">
            <text:p>VISUALISATION DUN GRAPHE DE CONNAISSANCE AVEC D3.JS </text:p>
          </table:table-cell>
          <table:table-cell table:style-name="ce7" office:value-type="string" calcext:value-type="string">
            <text:p> isabelle.mougenot1_2022-23 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380"/>
        </table:table-row>
        <table:table-row table:style-name="ro5">
          <table:table-cell table:style-name="ce6" office:value-type="float" office:value="42" calcext:value-type="float">
            <text:p>42</text:p>
          </table:table-cell>
          <table:table-cell table:style-name="ce7" office:value-type="string" calcext:value-type="string">
            <text:p>AUTO-ENCODEUR POUR UNE ACQUISITION DE CONTRAINTES NEURO-SYMBOLIQUE </text:p>
          </table:table-cell>
          <table:table-cell table:style-name="ce7" office:value-type="string" calcext:value-type="string">
            <text:p>nadjib.lazaar_1_2022-23 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380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7" office:value-type="string" calcext:value-type="string">
            <text:p>BENCHMARK MULTIMODAL </text:p>
          </table:table-cell>
          <table:table-cell table:style-name="ce7" office:value-type="string" calcext:value-type="string">
            <text:p>eric.bourreau_1_2022-23 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380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7" office:value-type="string" calcext:value-type="string">
            <text:p>UNE APPLICATION WEB POUR LA GESTION ET LANALYSE DES PRODUITS DE LA RECHERCHE DU LIRMM </text:p>
          </table:table-cell>
          <table:table-cell table:style-name="ce7" office:value-type="string" calcext:value-type="string">
            <text:p>Abdoulaye.Gamatie_1_2022-23 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38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7" office:value-type="string" calcext:value-type="string">
            <text:p>OBSERVATOIRE STATISTIQUE DE FAKE NEWS </text:p>
          </table:table-cell>
          <table:table-cell table:style-name="ce7" office:value-type="string" calcext:value-type="string">
            <text:p>todorov_4_2022-23 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638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XTRACTION DE RELATIONS SÉMANTIQUES DANS WIKIPEDIA </text:p>
          </table:table-cell>
          <table:table-cell table:style-name="ce7" office:value-type="string" calcext:value-type="string">
            <text:p>mathieu.lafourcade_n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CHASSE AUX TRIANGLES DANS JEUXDEMOTS </text:p>
          </table:table-cell>
          <table:table-cell table:style-name="ce7" office:value-type="string" calcext:value-type="string">
            <text:p>anne.laurent_n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RÉSOLUTION D'ANAPHORES / SCHÉMAS DE WINOGRAD AVEC ÉLÉMENTS DE COMPARAISONS </text:p>
          </table:table-cell>
          <table:table-cell table:style-name="ce7" office:value-type="string" calcext:value-type="string">
            <text:p>pompidor_n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RÉSOLUTION DES CORÉFÉRENCES PRONOMINALES </text:p>
          </table:table-cell>
          <table:table-cell table:style-name="ce7" office:value-type="string" calcext:value-type="string">
            <text:p>mathieu.lafourcade_2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Y -A-T-IL UN INTRUS ? </text:p>
          </table:table-cell>
          <table:table-cell table:style-name="ce7" office:value-type="string" calcext:value-type="string">
            <text:p>mathieu.lafourcade_3_2022-23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DÉCOUVERTE DE PATRONS SÉMANTIQUES </text:p>
          </table:table-cell>
          <table:table-cell table:style-name="ce7" office:value-type="string" calcext:value-type="string">
            <text:p>mathieu.lafourcade_4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RÉSOLUTION D'ANAPHORES / SCHÉMAS DE WINOGRAD AVEC ÉLÉMENTS DE COMPARAISONS </text:p>
          </table:table-cell>
          <table:table-cell table:style-name="ce7" office:value-type="string" calcext:value-type="string">
            <text:p>pompidor_1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OUTIL DE VISUALISATION D'HYPERGRAPHE </text:p>
          </table:table-cell>
          <table:table-cell table:style-name="ce7" office:value-type="string" calcext:value-type="string">
            <text:p>rodolphe.giroudeau_2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5">
          <table:table-cell table:style-name="ce6" office:value-type="float" office:value="20" calcext:value-type="float">
            <text:p>20</text:p>
          </table:table-cell>
          <table:table-cell table:style-name="ce7" office:value-type="string" calcext:value-type="string">
            <text:p>CONSTRUCTION DU GRAPHE DE CONNAISSANCE DE LA CONFÉRENCE SUR LES GRAPHES DE CONNAISSANCES </text:p>
          </table:table-cell>
          <table:table-cell table:style-name="ce7" office:value-type="string" calcext:value-type="string">
            <text:p>francois.scharffe_2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5">
          <table:table-cell table:style-name="ce6" office:value-type="float" office:value="34" calcext:value-type="float">
            <text:p>34</text:p>
          </table:table-cell>
          <table:table-cell table:style-name="ce7" office:value-type="string" calcext:value-type="string">
            <text:p>RÉSOLUTION DUN PUZZLE EN PRENANT EN COMPTE LA CONNAISSANCE ET LIGNORANCE DES AGENTS. </text:p>
          </table:table-cell>
          <table:table-cell table:style-name="ce7" office:value-type="string" calcext:value-type="string">
            <text:p>christian.retore_1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5">
          <table:table-cell table:style-name="ce6" office:value-type="float" office:value="51" calcext:value-type="float">
            <text:p>51</text:p>
          </table:table-cell>
          <table:table-cell table:style-name="ce7" office:value-type="string" calcext:value-type="string">
            <text:p>DIFFÉRENTES EXPRESSIONS DE LA MÉTHODE DE PRIORITÉ </text:p>
          </table:table-cell>
          <table:table-cell table:style-name="ce7" office:value-type="string" calcext:value-type="string">
            <text:p>Bruno.Durand_1_2022-23 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638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IA (ALGO GÉNÉTIQUE) POUR LEEKWARS (BIS) </text:p>
          </table:table-cell>
          <table:table-cell table:style-name="ce7" office:value-type="string" calcext:value-type="string">
            <text:p>mathieu.lafourcade_6_2022-23 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déjà pris</text:p>
          </table:table-cell>
          <table:table-cell table:number-columns-repeated="1637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STRATÉGIES ET ALGORITHMES POUR RÉSOUDRE LE SOUS-PROBLÈME POUR LE PROBLÈME DE CUTTING-STOCK </text:p>
          </table:table-cell>
          <table:table-cell table:style-name="ce6"/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déjà pris</text:p>
          </table:table-cell>
          <table:table-cell table:number-columns-repeated="1637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7" office:value-type="string" calcext:value-type="string">
            <text:p>UNREAL GAME </text:p>
          </table:table-cell>
          <table:table-cell table:style-name="ce6"/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déjà pris</text:p>
          </table:table-cell>
          <table:table-cell table:number-columns-repeated="16379"/>
        </table:table-row>
        <table:table-row table:style-name="ro5">
          <table:table-cell table:style-name="ce6" office:value-type="float" office:value="27" calcext:value-type="float">
            <text:p>27</text:p>
          </table:table-cell>
          <table:table-cell table:style-name="ce7" office:value-type="string" calcext:value-type="string">
            <text:p>CLAIMS AND TOPICS: MISE EN CORRESPONDANCE ENTRE DES FACT-CHECKS ET DES TOPICS (ICO) </text:p>
          </table:table-cell>
          <table:table-cell table:style-name="ce7" office:value-type="string" calcext:value-type="string">
            <text:p>todorov_1_2022-23 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reservé ICO</text:p>
          </table:table-cell>
          <table:table-cell table:number-columns-repeated="16379"/>
        </table:table-row>
        <table:table-row table:style-name="ro5">
          <table:table-cell table:style-name="ce6" office:value-type="float" office:value="28" calcext:value-type="float">
            <text:p>28</text:p>
          </table:table-cell>
          <table:table-cell table:style-name="ce7" office:value-type="string" calcext:value-type="string">
            <text:p>CLAIMS AND TWEETS: MISE EN CORRESPONDANCE DE CLAIMSKG ET TWEETSCOV19 (ICO) </text:p>
          </table:table-cell>
          <table:table-cell table:style-name="ce7" office:value-type="string" calcext:value-type="string">
            <text:p>Todorov_2_2022-23 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reservé ICO</text:p>
          </table:table-cell>
          <table:table-cell table:number-columns-repeated="16379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2"/>
          <table:table-cell table:style-name="ce6"/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reservé ICO</text:p>
          </table:table-cell>
          <table:table-cell table:number-columns-repeated="16379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2"/>
          <table:table-cell table:style-name="ce6"/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reservé ICO</text:p>
          </table:table-cell>
          <table:table-cell table:number-columns-repeated="16379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2"/>
          <table:table-cell table:style-name="ce6"/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reservé ICO</text:p>
          </table:table-cell>
          <table:table-cell table:number-columns-repeated="16379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2"/>
          <table:table-cell table:style-name="ce6"/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reservé ICO</text:p>
          </table:table-cell>
          <table:table-cell table:number-columns-repeated="16379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7" office:value-type="string" calcext:value-type="string">
            <text:p>EMBODIMENT QTROBOT </text:p>
          </table:table-cell>
          <table:table-cell table:style-name="ce6"/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déjà pris</text:p>
          </table:table-cell>
          <table:table-cell table:number-columns-repeated="16379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7" office:value-type="string" calcext:value-type="string">
            <text:p>DÉVELOPPEMENT D'UN JEU VIDÉO POINT &amp; CLICK </text:p>
          </table:table-cell>
          <table:table-cell table:style-name="ce7" office:value-type="string" calcext:value-type="string">
            <text:p>noura.faraj_5_2022-23 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déjà pris</text:p>
          </table:table-cell>
          <table:table-cell table:number-columns-repeated="16379"/>
        </table:table-row>
        <table:table-row table:style-name="ro5">
          <table:table-cell table:style-name="ce6" office:value-type="float" office:value="56" calcext:value-type="float">
            <text:p>56</text:p>
          </table:table-cell>
          <table:table-cell table:style-name="ce7" office:value-type="string" calcext:value-type="string">
            <text:p>SIMULATION DUN ÉCOSYSTÈME PEUPLÉ DE CRÉATURES DANS UN ENVIRONNEMENT 3D </text:p>
          </table:table-cell>
          <table:table-cell table:style-name="ce7" office:value-type="string" calcext:value-type="string">
            <text:p>marc.hartley_1_2022-23  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déjà pris</text:p>
          </table:table-cell>
          <table:table-cell table:number-columns-repeated="16379"/>
        </table:table-row>
        <table:table-row table:style-name="ro5">
          <table:table-cell table:style-name="ce6" office:value-type="float" office:value="57" calcext:value-type="float">
            <text:p>57</text:p>
          </table:table-cell>
          <table:table-cell table:style-name="ce7" office:value-type="string" calcext:value-type="string">
            <text:p>RECONSTRUCTION 3D D'OBJETS À PARTIR D'IMAGES 2D PAR PHOTOGRAMMÉTRIE ET IMPRESSION 3D </text:p>
          </table:table-cell>
          <table:table-cell table:style-name="ce7" office:value-type="string" calcext:value-type="string">
            <text:p>noura.faraj_6_2022-23 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string" calcext:value-type="string">
            <text:p>déjà pris</text:p>
          </table:table-cell>
          <table:table-cell table:number-columns-repeated="16379"/>
        </table:table-row>
        <table:table-row table:style-name="ro10" table:number-rows-repeated="1048517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>
        <table:named-range table:name="subject574" table:base-cell-address="$Feuille1.$G$2" table:cell-range-address="$Feuille1.$I$2"/>
        <table:named-range table:name="subject575" table:base-cell-address="$Feuille1.$G$3" table:cell-range-address="$Feuille1.$I$3"/>
        <table:named-range table:name="subject576" table:base-cell-address="$Feuille1.$G$4" table:cell-range-address="$Feuille1.$I$4"/>
        <table:named-range table:name="subject577" table:base-cell-address="$Feuille1.$G$5" table:cell-range-address="$Feuille1.$I$5"/>
        <table:named-range table:name="subject578" table:base-cell-address="$Feuille1.$G$6" table:cell-range-address="$Feuille1.$I$6"/>
        <table:named-range table:name="subject579" table:base-cell-address="$Feuille1.$G$7" table:cell-range-address="$Feuille1.$I$7"/>
        <table:named-range table:name="subject580" table:base-cell-address="$Feuille1.$G$8" table:cell-range-address="$Feuille1.$I$8"/>
        <table:named-range table:name="subject581" table:base-cell-address="$Feuille1.$G$9" table:cell-range-address="$Feuille1.$I$9"/>
        <table:named-range table:name="subject582" table:base-cell-address="$Feuille1.$G$10" table:cell-range-address="$Feuille1.$I$10"/>
        <table:named-range table:name="subject583" table:base-cell-address="$Feuille1.$G$11" table:cell-range-address="$Feuille1.$I$11"/>
        <table:named-range table:name="subject584" table:base-cell-address="$Feuille1.$G$12" table:cell-range-address="$Feuille1.$I$12"/>
        <table:named-range table:name="subject585" table:base-cell-address="$Feuille1.$G$13" table:cell-range-address="$Feuille1.$I$13"/>
        <table:named-range table:name="subject589" table:base-cell-address="$Feuille1.$G$14" table:cell-range-address="$Feuille1.$I$14"/>
        <table:named-range table:name="subject590" table:base-cell-address="$Feuille1.$G$15" table:cell-range-address="$Feuille1.$I$15"/>
        <table:named-range table:name="subject591" table:base-cell-address="$Feuille1.$G$16" table:cell-range-address="$Feuille1.$I$16"/>
        <table:named-range table:name="subject592" table:base-cell-address="$Feuille1.$G$17" table:cell-range-address="$Feuille1.$I$17"/>
        <table:named-range table:name="subject593" table:base-cell-address="$Feuille1.$G$18" table:cell-range-address="$Feuille1.$I$18"/>
        <table:named-range table:name="subject594" table:base-cell-address="$Feuille1.$G$19" table:cell-range-address="$Feuille1.$I$19"/>
        <table:named-range table:name="subject595" table:base-cell-address="$Feuille1.$G$20" table:cell-range-address="$Feuille1.$I$20"/>
        <table:named-range table:name="subject596" table:base-cell-address="$Feuille1.$G$21" table:cell-range-address="$Feuille1.$I$21"/>
        <table:named-range table:name="subject597" table:base-cell-address="$Feuille1.$G$22" table:cell-range-address="$Feuille1.$I$22"/>
        <table:named-range table:name="subject598" table:base-cell-address="$Feuille1.$G$23" table:cell-range-address="$Feuille1.$I$23"/>
        <table:named-range table:name="subject599" table:base-cell-address="$Feuille1.$G$24" table:cell-range-address="$Feuille1.$I$24"/>
        <table:named-range table:name="subject600" table:base-cell-address="$Feuille1.$G$25" table:cell-range-address="$Feuille1.$I$25"/>
        <table:named-range table:name="subject601" table:base-cell-address="$Feuille1.$G$26" table:cell-range-address="$Feuille1.$I$26"/>
        <table:named-range table:name="subject602" table:base-cell-address="$Feuille1.$G$27" table:cell-range-address="$Feuille1.$I$27"/>
        <table:named-range table:name="subject603" table:base-cell-address="$Feuille1.$G$28" table:cell-range-address="$Feuille1.$I$28"/>
        <table:named-range table:name="subject604" table:base-cell-address="$Feuille1.$G$29" table:cell-range-address="$Feuille1.$I$29"/>
        <table:named-range table:name="subject610" table:base-cell-address="$Feuille1.$G$35" table:cell-range-address="$Feuille1.$I$35"/>
        <table:named-range table:name="subject611" table:base-cell-address="$Feuille1.$G$36" table:cell-range-address="$Feuille1.$I$36"/>
        <table:named-range table:name="subject612" table:base-cell-address="$Feuille1.$G$37" table:cell-range-address="$Feuille1.$I$37"/>
        <table:named-range table:name="subject613" table:base-cell-address="$Feuille1.$G$38" table:cell-range-address="$Feuille1.$I$38"/>
        <table:named-range table:name="subject614" table:base-cell-address="$Feuille1.$G$39" table:cell-range-address="$Feuille1.$I$39"/>
        <table:named-range table:name="subject615" table:base-cell-address="$Feuille1.$G$40" table:cell-range-address="$Feuille1.$I$40"/>
        <table:named-range table:name="subject616" table:base-cell-address="$Feuille1.$G$41" table:cell-range-address="$Feuille1.$I$41"/>
        <table:named-range table:name="subject617" table:base-cell-address="$Feuille1.$G$42" table:cell-range-address="$Feuille1.$I$42"/>
        <table:named-range table:name="subject618" table:base-cell-address="$Feuille1.$G$43" table:cell-range-address="$Feuille1.$I$43"/>
        <table:named-range table:name="subject619" table:base-cell-address="$Feuille1.$G$44" table:cell-range-address="$Feuille1.$I$44"/>
        <table:named-range table:name="subject620" table:base-cell-address="$Feuille1.$G$45" table:cell-range-address="$Feuille1.$I$45"/>
        <table:named-range table:name="subject621" table:base-cell-address="$Feuille1.$G$46" table:cell-range-address="$Feuille1.$I$46"/>
        <table:named-range table:name="subject622" table:base-cell-address="$Feuille1.$G$47" table:cell-range-address="$Feuille1.$I$47"/>
        <table:named-range table:name="subject623" table:base-cell-address="$Feuille1.$G$48" table:cell-range-address="$Feuille1.$I$48"/>
        <table:named-range table:name="subject624" table:base-cell-address="$Feuille1.$G$49" table:cell-range-address="$Feuille1.$I$49"/>
        <table:named-range table:name="subject625" table:base-cell-address="$Feuille1.$G$50" table:cell-range-address="$Feuille1.$I$50"/>
        <table:named-range table:name="subject626" table:base-cell-address="$Feuille1.$G$51" table:cell-range-address="$Feuille1.$I$51"/>
        <table:named-range table:name="subject627" table:base-cell-address="$Feuille1.$G$52" table:cell-range-address="$Feuille1.$I$52"/>
        <table:named-range table:name="subject628" table:base-cell-address="$Feuille1.$G$53" table:cell-range-address="$Feuille1.$I$53"/>
        <table:named-range table:name="subject629" table:base-cell-address="$Feuille1.$G$54" table:cell-range-address="$Feuille1.$I$54"/>
        <table:named-range table:name="subject630" table:base-cell-address="$Feuille1.$G$55" table:cell-range-address="$Feuille1.$I$55"/>
        <table:named-range table:name="subject631" table:base-cell-address="$Feuille1.$G$56" table:cell-range-address="$Feuille1.$I$56"/>
        <table:named-range table:name="subject632" table:base-cell-address="$Feuille1.$G$57" table:cell-range-address="$Feuille1.$I$57"/>
        <table:named-range table:name="subject633" table:base-cell-address="$Feuille1.$G$58" table:cell-range-address="$Feuille1.$I$58"/>
      </table:named-expressions>
      <table:database-ranges>
        <table:database-range table:name="__Anonymous_Sheet_DB__1" table:target-range-address="Feuille2.A1:Feuille2.E58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6T19:00:20.497000000</dc:date>
    <meta:editing-duration>PT3H4M47S</meta:editing-duration>
    <meta:editing-cycles>4</meta:editing-cycles>
    <meta:generator>LibreOffice/7.4.3.2$Windows_X86_64 LibreOffice_project/1048a8393ae2eeec98dff31b5c133c5f1d08b890</meta:generator>
    <meta:document-statistic meta:table-count="2" meta:cell-count="438" meta:object-count="0"/>
  </office:meta>
</office:document-meta>
</file>